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ad: -15</text:p>
      <text:p text:style-name="Standard"/>
      <text:p text:style-name="Standard">Leg: -45</text:p>
      <text:p text:style-name="Standard">Quad: 40</text:p>
      <text:p text:style-name="Standard"/>
      <text:p text:style-name="Standard">Quad: 30</text:p>
      <text:p text:style-name="Standard">Leg: -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shaar Rao</meta:initial-creator>
    <meta:creation-date>2016-07-14T13:53:57.93</meta:creation-date>
    <dc:date>2016-07-14T14:11:50.68</dc:date>
    <dc:creator>Sishaar Rao</dc:creator>
    <meta:editing-duration>PT17M5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5" meta:word-count="10" meta:character-count="41"/>
  </office:meta>
</office:document-meta>
</file>